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khna Lake</text:p>
          </table:table-cell>
          <table:table-cell office:value-type="float" office:value="76.8187557" calcext:value-type="float">
            <text:p>76.8187557</text:p>
          </table:table-cell>
          <table:table-cell office:value-type="float" office:value="30.7421379" calcext:value-type="float">
            <text:p>30.74213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ck Garden of Chandigarh</text:p>
          </table:table-cell>
          <table:table-cell office:value-type="float" office:value="76.8101038" calcext:value-type="float">
            <text:p>76.8101038</text:p>
          </table:table-cell>
          <table:table-cell office:value-type="float" office:value="30.752535" calcext:value-type="float">
            <text:p>30.7525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akir Rose Garden (Chandigarh)</text:p>
          </table:table-cell>
          <table:table-cell office:value-type="float" office:value="76.7828601" calcext:value-type="float">
            <text:p>76.7828601</text:p>
          </table:table-cell>
          <table:table-cell office:value-type="float" office:value="30.7473632" calcext:value-type="float">
            <text:p>30.74736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nti Kunj Park</text:p>
          </table:table-cell>
          <table:table-cell office:value-type="float" office:value="76.7761901" calcext:value-type="float">
            <text:p>76.7761901</text:p>
          </table:table-cell>
          <table:table-cell office:value-type="float" office:value="30.743855" calcext:value-type="float">
            <text:p>30.7438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apitol Complex</text:p>
          </table:table-cell>
          <table:table-cell office:value-type="float" office:value="76.8050565" calcext:value-type="float">
            <text:p>76.8050565</text:p>
          </table:table-cell>
          <table:table-cell office:value-type="float" office:value="30.7583639" calcext:value-type="float">
            <text:p>30.75836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n City</text:p>
          </table:table-cell>
          <table:table-cell office:value-type="float" office:value="76.801812" calcext:value-type="float">
            <text:p>76.801812</text:p>
          </table:table-cell>
          <table:table-cell office:value-type="float" office:value="30.7055385" calcext:value-type="float">
            <text:p>30.70553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rraced Garden</text:p>
          </table:table-cell>
          <table:table-cell office:value-type="float" office:value="76.7701579" calcext:value-type="float">
            <text:p>76.7701579</text:p>
          </table:table-cell>
          <table:table-cell office:value-type="float" office:value="30.7135593" calcext:value-type="float">
            <text:p>30.71355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 Dolls Museum</text:p>
          </table:table-cell>
          <table:table-cell office:value-type="float" office:value="76.7709814" calcext:value-type="float">
            <text:p>76.7709814</text:p>
          </table:table-cell>
          <table:table-cell office:value-type="float" office:value="30.7411787" calcext:value-type="float">
            <text:p>30.74117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andigarh Botanical Garden</text:p>
          </table:table-cell>
          <table:table-cell office:value-type="float" office:value="76.7598274" calcext:value-type="float">
            <text:p>76.7598274</text:p>
          </table:table-cell>
          <table:table-cell office:value-type="float" office:value="30.7763751" calcext:value-type="float">
            <text:p>30.77637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ougainvillea Garden</text:p>
          </table:table-cell>
          <table:table-cell office:value-type="float" office:value="76.7912101" calcext:value-type="float">
            <text:p>76.7912101</text:p>
          </table:table-cell>
          <table:table-cell office:value-type="float" office:value="30.7616811" calcext:value-type="float">
            <text:p>30.76168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den of Fragrance</text:p>
          </table:table-cell>
          <table:table-cell office:value-type="float" office:value="76.7572113" calcext:value-type="float">
            <text:p>76.7572113</text:p>
          </table:table-cell>
          <table:table-cell office:value-type="float" office:value="30.7326709" calcext:value-type="float">
            <text:p>30.73267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isure Valley</text:p>
          </table:table-cell>
          <table:table-cell office:value-type="float" office:value="76.7931175" calcext:value-type="float">
            <text:p>76.7931175</text:p>
          </table:table-cell>
          <table:table-cell office:value-type="float" office:value="30.7545855" calcext:value-type="float">
            <text:p>30.75458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ibiscus Garden</text:p>
          </table:table-cell>
          <table:table-cell office:value-type="float" office:value="76.7592686" calcext:value-type="float">
            <text:p>76.7592686</text:p>
          </table:table-cell>
          <table:table-cell office:value-type="float" office:value="30.7356372" calcext:value-type="float">
            <text:p>30.73563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opiary Park</text:p>
          </table:table-cell>
          <table:table-cell office:value-type="float" office:value="76.761245" calcext:value-type="float">
            <text:p>76.761245</text:p>
          </table:table-cell>
          <table:table-cell office:value-type="float" office:value="30.7268597" calcext:value-type="float">
            <text:p>30.72685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acheen Kala Kendra</text:p>
          </table:table-cell>
          <table:table-cell office:value-type="float" office:value="76.7625245" calcext:value-type="float">
            <text:p>76.7625245</text:p>
          </table:table-cell>
          <table:table-cell office:value-type="float" office:value="30.7237254" calcext:value-type="float">
            <text:p>30.72372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KCON Temple Chandigarh</text:p>
          </table:table-cell>
          <table:table-cell office:value-type="float" office:value="76.7613495" calcext:value-type="float">
            <text:p>76.7613495</text:p>
          </table:table-cell>
          <table:table-cell office:value-type="float" office:value="30.7343643" calcext:value-type="float">
            <text:p>30.73436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lante Mall</text:p>
          </table:table-cell>
          <table:table-cell office:value-type="float" office:value="76.8012561" calcext:value-type="float">
            <text:p>76.8012561</text:p>
          </table:table-cell>
          <table:table-cell office:value-type="float" office:value="30.705493" calcext:value-type="float">
            <text:p>30.7054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e Corbusier Centre</text:p>
          </table:table-cell>
          <table:table-cell office:value-type="float" office:value="76.7995423" calcext:value-type="float">
            <text:p>76.7995423</text:p>
          </table:table-cell>
          <table:table-cell office:value-type="float" office:value="30.7298194" calcext:value-type="float">
            <text:p>30.7298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Japanese Garden</text:p>
          </table:table-cell>
          <table:table-cell office:value-type="float" office:value="76.7842707" calcext:value-type="float">
            <text:p>76.7842707</text:p>
          </table:table-cell>
          <table:table-cell office:value-type="float" office:value="30.7043791" calcext:value-type="float">
            <text:p>30.70437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pen Hand Monument</text:p>
          </table:table-cell>
          <table:table-cell office:value-type="float" office:value="76.8075052" calcext:value-type="float">
            <text:p>76.8075052</text:p>
          </table:table-cell>
          <table:table-cell office:value-type="float" office:value="30.7590983" calcext:value-type="float">
            <text:p>30.75909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ector 17 Market</text:p>
          </table:table-cell>
          <table:table-cell office:value-type="float" office:value="76.7807517" calcext:value-type="float">
            <text:p>76.7807517</text:p>
          </table:table-cell>
          <table:table-cell office:value-type="float" office:value="30.7387558" calcext:value-type="float">
            <text:p>30.73875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utterfly Park</text:p>
          </table:table-cell>
          <table:table-cell office:value-type="float" office:value="76.8105262" calcext:value-type="float">
            <text:p>76.8105262</text:p>
          </table:table-cell>
          <table:table-cell office:value-type="float" office:value="30.729599" calcext:value-type="float">
            <text:p>30.7295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den of Silence</text:p>
          </table:table-cell>
          <table:table-cell office:value-type="float" office:value="76.8301174" calcext:value-type="float">
            <text:p>76.8301174</text:p>
          </table:table-cell>
          <table:table-cell office:value-type="float" office:value="30.7384342" calcext:value-type="float">
            <text:p>30.73843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arden Of Palms</text:p>
          </table:table-cell>
          <table:table-cell office:value-type="float" office:value="76.7361772" calcext:value-type="float">
            <text:p>76.7361772</text:p>
          </table:table-cell>
          <table:table-cell office:value-type="float" office:value="30.7276179" calcext:value-type="float">
            <text:p>30.72761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zaadi Route</text:p>
          </table:table-cell>
          <table:table-cell office:value-type="float" office:value="76.7878193" calcext:value-type="float">
            <text:p>76.7878193</text:p>
          </table:table-cell>
          <table:table-cell office:value-type="float" office:value="30.7544121" calcext:value-type="float">
            <text:p>30.7544121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5:05:32.819046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4:51:47.902108821</meta:creation-date>
    <dc:date>2021-02-16T15:13:10.294105659</dc:date>
    <meta:editing-duration>PT17M6S</meta:editing-duration>
    <meta:editing-cycles>3</meta:editing-cycles>
    <meta:generator>LibreOffice/6.4.6.2$Linux_X86_64 LibreOffice_project/40$Build-2</meta:generator>
    <meta:document-statistic meta:table-count="1" meta:cell-count="78" meta:object-count="0"/>
  </office:meta>
</office:document-meta>
</file>